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All.E4:.E5]*[All.F4:.F5])" office:value-type="float" office:value="38.92" calcext:value-type="float">
            <text:p>38.9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BBB USB cable gland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IO-CSPG7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<text:a xlink:href="http://www.digikey.com/product-detail/en/amphenol-industrial-operations/AIO-CSPG7/AIO-CSPG7-ND/3904945" xlink:type="simple">http://www.digikey.com/product-detail/en/amphenol-industrial-operations/AIO-CSPG7/AIO-CSPG7-ND/3904945</text:a></text:p>
          </table:table-cell>
          <table:table-cell/>
        </table:table-row>
        <table:table-row table:style-name="ro2">
          <table:table-cell office:value-type="string" calcext:value-type="string">
            <text:p>Buzzer</text:p>
          </table:table-cell>
          <table:table-cell office:value-type="string" calcext:value-type="string">
            <text:p>Mallory Sonalert</text:p>
          </table:table-cell>
          <table:table-cell office:value-type="string" calcext:value-type="string">
            <text:p>SC648AJR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37.55" calcext:value-type="float">
            <text:p>37.55</text:p>
          </table:table-cell>
          <table:table-cell office:value-type="string" calcext:value-type="string">
            <text:p><text:a xlink:href="http://www.digikey.com/product-detail/en/mallory-sonalert-products-inc/SC648AJR/458-1215-ND/1957981" xlink:type="simple">http://www.digikey.com/product-detail/en/mallory-sonalert-products-inc/SC648AJR/458-1215-ND/1957981</text:a></text:p>
          </table:table-cell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6.69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15:54:19.4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50:20.160000000</meta:creation-date>
    <dc:date>2016-04-17T16:56:00.171000000</dc:date>
    <meta:editing-duration>P1DT7H52M29S</meta:editing-duration>
    <meta:editing-cycles>182</meta:editing-cycles>
    <meta:generator>LibreOffice/5.0.4.2$Windows_X86_64 LibreOffice_project/2b9802c1994aa0b7dc6079e128979269cf95bc78</meta:generator>
    <meta:document-statistic meta:table-count="1" meta:cell-count="24" meta:object-count="0"/>
  </office:meta>
</office:document-meta>
</file>